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eb8c" officeooo:paragraph-rsid="0006eb8c" style:font-weight-asian="bold" style:font-weight-complex="bold"/>
    </style:style>
    <style:style style:name="P2" style:family="paragraph" style:parent-style-name="Standard" style:list-style-name="L1">
      <style:text-properties fo:font-weight="normal" officeooo:rsid="00092cc6" officeooo:paragraph-rsid="00092cc6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06eb8c" officeooo:paragraph-rsid="00092cc6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6eb8c" officeooo:paragraph-rsid="0006eb8c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afff8" officeooo:paragraph-rsid="000afff8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bf5b9" officeooo:paragraph-rsid="000bf5b9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d218e" officeooo:paragraph-rsid="000d218e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e4f0e" officeooo:paragraph-rsid="000e4f0e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116fa" officeooo:paragraph-rsid="001116fa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1143e8" officeooo:paragraph-rsid="001143e8" style:font-weight-asian="normal" style:font-weight-complex="normal"/>
    </style:style>
    <style:style style:name="T1" style:family="text">
      <style:text-properties officeooo:rsid="000e4f0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nges to make to paper:</text:p>
      <text:p text:style-name="P1"/>
      <text:list xml:id="list1496679630" text:style-name="L1">
        <text:list-item>
          <text:p text:style-name="P6">Introduction</text:p>
          <text:list>
            <text:list-item>
              <text:p text:style-name="P6">See notes on introduction</text:p>
            </text:list-item>
          </text:list>
        </text:list-item>
        <text:list-item>
          <text:p text:style-name="P2">Empirics</text:p>
          <text:list>
            <text:list-item>
              <text:p text:style-name="P3">Summary statistics on Venture Source, Compustat, and the NBER-USPTO patent data? </text:p>
              <text:list>
                <text:list-item>
                  <text:p text:style-name="P4">Probably has to go in supplementary material, because it’s already long enough…</text:p>
                </text:list-item>
              </text:list>
            </text:list-item>
            <text:list-item>
              <text:p text:style-name="P2">Remove significance stars from tables – only report standard errors / confidence intervals.</text:p>
            </text:list-item>
          </text:list>
        </text:list-item>
        <text:list-item>
          <text:p text:style-name="P6">Model</text:p>
          <text:list>
            <text:list-item>
              <text:p text:style-name="P6">Group together Lemma 3.5, 3.7 and 3.8</text:p>
            </text:list-item>
            <text:list-item>
              <text:p text:style-name="P6">Shorten derivation of static equilibrium </text:p>
            </text:list-item>
          </text:list>
        </text:list-item>
        <text:list-item>
          <text:p text:style-name="P6">Calibration</text:p>
          <text:list>
            <text:list-item>
              <text:p text:style-name="P6"/>
            </text:list-item>
          </text:list>
        </text:list-item>
        <text:list-item>
          <text:p text:style-name="P5">Policy analysis</text:p>
          <text:list>
            <text:list-item>
              <text:p text:style-name="P10">Overall: Shorten discussion of figures to only that which is necessary</text:p>
            </text:list-item>
            <text:list-item>
              <text:p text:style-name="P7">Main policy:</text:p>
              <text:list>
                <text:list-item>
                  <text:p text:style-name="P7">Shorten / tighten discussion of <text:span text:style-name="T1">quantitative magnitude</text:span></text:p>
                </text:list-item>
              </text:list>
            </text:list-item>
            <text:list-item>
              <text:p text:style-name="P8">R&amp;D subsidies</text:p>
              <text:list>
                <text:list-item>
                  <text:p text:style-name="P8">Shorten / tighten discussion of intuition</text:p>
                </text:list-item>
                <text:list-item>
                  <text:p text:style-name="P8">Get rid of equations – just explain intuitively and refer to supplementary material. Or, better yet, condense all derivations into one derivation in the appendix. </text:p>
                </text:list-item>
              </text:list>
            </text:list-item>
            <text:list-item>
              <text:p text:style-name="P9">Targeted R&amp;D subsidies</text:p>
              <text:list>
                <text:list-item>
                  <text:p text:style-name="P9"/>
                </text:list-item>
              </text:list>
            </text:list-item>
            <text:list-item>
              <text:p text:style-name="P5"><text:s/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5T11:55:33.524696295</meta:creation-date>
    <dc:date>2021-08-09T17:08:37.636361930</dc:date>
    <meta:editing-duration>PT56M26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138" meta:character-count="848" meta:non-whitespace-character-count="744"/>
  </office:meta>
</office:document-meta>
</file>